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svg:stroke-color="#000040" draw:fill-color="#ffffff" draw:textarea-horizontal-align="justify" draw:textarea-vertical-align="middle" draw:auto-grow-height="false" fo:min-height="2.85cm" fo:min-width="27.2cm"/>
    </style:style>
    <style:style style:name="gr2" style:family="graphic" style:parent-style-name="standard">
      <style:graphic-properties svg:stroke-color="#000040" draw:fill-color="#ffffff" draw:textarea-horizontal-align="justify" draw:textarea-vertical-align="middle" draw:auto-grow-height="false" fo:min-height="2.85cm" fo:min-width="4.6cm"/>
    </style:style>
    <style:style style:name="gr3" style:family="graphic" style:parent-style-name="standard">
      <style:graphic-properties draw:stroke="none" draw:fill="none" draw:fill-color="#b2b2b2" draw:opacity="50%" draw:textarea-horizontal-align="justify" draw:textarea-vertical-align="middle" draw:auto-grow-height="false" fo:min-height="1.85cm" fo:min-width="16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2.85cm" fo:min-width="5.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18.3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4.5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65cm" fo:min-width="18.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616cm" fo:min-width="18.266cm" fo:padding-top="0.142cm" fo:padding-bottom="0.142cm" fo:padding-left="0.267cm" fo:padding-right="0.267cm"/>
    </style:style>
    <style:style style:name="gr9" style:family="graphic" style:parent-style-name="standard">
      <style:graphic-properties draw:fill-color="#111111" draw:textarea-horizontal-align="justify" draw:textarea-vertical-align="middle" draw:auto-grow-height="false" fo:min-height="0.95cm" fo:min-width="27.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b2b2b2" draw:opacity="5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-color="#b2b2b2"/>
      <style:paragraph-properties fo:text-align="end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loext:graphic-properties draw:fill-color="#111111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7.7cm" svg:height="3.1cm" svg:x="1cm" svg:y="1cm">
          <text:p text:style-name="P1"><text:s text:c="25"/><text:tab/><text:span text:style-name="T1">Edge Hill Unviersity Final Year Projects</text:span><text:span text:style-name="T1"><text:tab/></text:span><text:tab/>SignUp <text:s/>Login</text:p>
          <text:p text:style-name="P1"/>
          <text:p text:style-name="P1"><text:s/><text:tab/><text:tab/><text:tab/><text:tab/> Help! <text:s text:c="3"/>Project Example <text:s text:c="3"/>Current Project <text:s text:c="6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3.1cm" svg:x="1cm" svg:y="1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5cm" svg:height="2.1cm" svg:x="0.9cm" svg:y="3.7cm">
          <text:p text:style-name="P1"><text:span text:style-name="T1">Web Design &amp; Developement Project’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7cm" svg:height="13.1cm" svg:x="1.4cm" svg:y="5.5cm">
          <text:p text:style-name="P4"><text:span text:style-name="T2">Clear Filiter</text:span></text:p>
          <text:p text:style-name="P4"><text:span text:style-name="T2"/></text:p>
          <text:p text:style-name="P4"><text:span text:style-name="T2">Pathways:</text:span></text:p>
          <text:p text:style-name="P4"><text:span text:style-name="T2"/></text:p>
          <text:list text:style-name="L1">
            <text:list-item>
              <text:p text:style-name="P4"><text:span text:style-name="T3">Web</text:span></text:p>
            </text:list-item>
            <text:list-item>
              <text:p text:style-name="P4"><text:span text:style-name="T3">Programming</text:span></text:p>
            </text:list-item>
            <text:list-item>
              <text:p text:style-name="P4"><text:span text:style-name="T3">Networks</text:span></text:p>
              <text:p text:style-name="P4"><text:span text:style-name="T3"/></text:p>
            </text:list-item>
          </text:list>
          <text:p text:style-name="P4"><text:span text:style-name="T2">Tutor</text:span></text:p>
          <text:p text:style-name="P4"><text:span text:style-name="T2"/></text:p>
          <text:list text:continue-numbering="true" text:style-name="L1">
            <text:list-item>
              <text:p text:style-name="P4"><text:span text:style-name="T3">D.Walsh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3"/></text:p>
            </text:list-item>
          </text:list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8.8cm" svg:height="1.4cm" svg:x="8.6cm" svg:y="5.4cm">
          <text:p text:style-name="P4">Sort By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0.7cm" svg:x="11.4cm" svg:y="5.8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8.8cm" svg:height="5.9cm" svg:x="8.6cm" svg:y="6.7cm">
          <text:p text:style-name="P4"><text:span text:style-name="T4">Project Bazzar</text:span></text:p>
          <text:p text:style-name="P4"><text:span text:style-name="T4"/></text:p>
          <text:p text:style-name="P4"><text:span text:style-name="T5">JdkfiusdfhsjndfnscdsFDJNSfdnsKDJFNPISJDkSFDNKf;kjdhfskjd</text:span></text:p>
          <text:p text:style-name="P4"><text:span text:style-name="T5">HbdFBHKSjsbdkpjsdsBJFDSfbdksJFBDKJBFDKSJDjdfdfjKJDF</text:span></text:p>
          <text:p text:style-name="P4"><text:span text:style-name="T5">DSJNFksJDFBJBDKJASFDBKJFBDJKSASJD </text:span><text:span text:style-name="T6">More ...</text:span></text:p>
          <text:p text:style-name="P4"><text:span text:style-name="T4"/></text:p>
          <text:p text:style-name="P4"><text:span text:style-name="T5">Lecturer: D.Walsh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.8cm" svg:height="5.9cm" svg:x="8.6cm" svg:y="12.6cm">
          <text:p text:style-name="P4"><text:span text:style-name="T4">Project Bazzar</text:span></text:p>
          <text:p text:style-name="P4"><text:span text:style-name="T4"/></text:p>
          <text:p text:style-name="P4"><text:span text:style-name="T5">JdkfiusdfhsjndfnscdsFDJNSfdnsKDJFNPISJDkSFDNKf;kjdhfskjd</text:span></text:p>
          <text:p text:style-name="P4"><text:span text:style-name="T5">HbdFBHKSjsbdkpjsdsBJFDSfbdksJFBDKJBFDKSJDjdfdfjKJDF</text:span></text:p>
          <text:p text:style-name="P4"><text:span text:style-name="T5">DSJNFksJDFBJBDKJASFDBKJFBDJKSASJD </text:span><text:span text:style-name="T6">More ...</text:span></text:p>
          <text:p text:style-name="P4"><text:span text:style-name="T4"/></text:p>
          <text:p text:style-name="P4"><text:span text:style-name="T5">Lecturer: D.Walsh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7.7cm" svg:height="1.2cm" svg:x="1cm" svg:y="18.8cm">
          <text:p text:style-name="P1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9T13:39:40.539168697</meta:creation-date>
    <dc:date>2017-11-22T15:45:11.998475032</dc:date>
    <meta:editing-duration>PT8M26S</meta:editing-duration>
    <meta:editing-cycles>2</meta:editing-cycles>
    <meta:generator>LibreOffice/5.3.1.2$Linux_X86_64 LibreOffice_project/30m0$Build-2</meta:generator>
    <meta:document-statistic meta:object-count="9"/>
  </office:meta>
</office:document-meta>
</file>